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style:text-underline-style="none" officeooo:rsid="02e2cd15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0836784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3d18e5"/>
    </style:style>
    <style:style style:name="T47" style:family="text">
      <style:text-properties officeooo:rsid="024f9d17"/>
    </style:style>
    <style:style style:name="T48" style:family="text">
      <style:text-properties officeooo:rsid="02867bcd"/>
    </style:style>
    <style:style style:name="T49" style:family="text">
      <style:text-properties officeooo:rsid="028c3f47"/>
    </style:style>
    <style:style style:name="T50" style:family="text">
      <style:text-properties officeooo:rsid="0063a409"/>
    </style:style>
    <style:style style:name="T51" style:family="text">
      <style:text-properties officeooo:rsid="02a492ce"/>
    </style:style>
    <style:style style:name="T52" style:family="text">
      <style:text-properties officeooo:rsid="02320032"/>
    </style:style>
    <style:style style:name="T53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8">8</text:span></text:p>
      <text:p text:style-name="P18"/>
      <text:p text:style-name="P18"/>
      <text:p text:style-name="P14">© 201<text:span text:style-name="T48">8</text:span> by Wolfgang Skala. This edition is licensed under the Creative Commons Attribution<text:span text:style-name="T40">-NonCommercial-ShareAlike</text:span> 4.0 International License. To view a copy of this license, visit http://creativecommons.org/licenses/by<text:span text:style-name="T41">-nc-sa</text:span>/4.0/. </text:p>
      <text:p text:style-name="P13"/>
      <text:p text:style-name="P15">Music engraving by LilyPond 2.18.0 (http://www.lilypond.org).<text:span text:style-name="T39"><text:line-break/>Front matter</text:span> typeset with EB Garamond (http://www.georgduffner.at/ebgaramond).</text:p>
      <text:p text:style-name="P18"/>
      <text:p text:style-name="P12">First <text:span text:style-name="T43">version</text:span>, <text:span text:style-name="T51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3">9</text:span>).</text:p>
      <text:p text:style-name="P5"/>
      <text:p text:style-name="P7">In general, this edition closely follows the autograph. Any changes <text:span text:style-name="T3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46"> cor, corno; Ms, manuscript; o</text:span>rg, basses and organ; <text:span text:style-name="T46">r, rest;</text:span> S, soprano; T<text:span text:style-name="T42">, </text:span>tenor; <text:span text:style-name="T49">vl</text:span>, violin; <text:span text:style-name="T46">vla</text:span>, viola<text:span text:style-name="T47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7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5"><text:line-break/>221<text:tab/>org<text:tab/>1st quarter in Ms: e′8</text:span><text:span text:style-name="T36"><text:line-break/>226<text:tab/>S1 <text:tab/>2nd quarter in Ms: cis″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<text:soft-pag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2">1<text:tab/>Magnificat<text:tab/>1</text:span><text:line-break/><text:span text:style-name="T52">2<text:tab/>Esurientes<text:tab/>16</text:span><text:span text:style-name="T7"><text:line-break/></text:span><text:span text:style-name="T52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20:31:00.871614010</dc:date>
    <dc:creator>Wolfgang Skala</dc:creator>
    <meta:editing-duration>P8DT4H26M6S</meta:editing-duration>
    <meta:editing-cycles>674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45" meta:character-count="2586" meta:non-whitespace-character-count="2148"/>
  </office:meta>
</office:document-meta>
</file>